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A6A6A6"/>
      <style:text-properties fo:color="#FFFFFF"/>
    </style:style>
    <style:style style:name="ce4" style:family="table-cell" style:parent-style-name="Default" style:data-style-name="N0">
      <style:table-cell-properties fo:border="thin solid #000000" style:vertical-align="automatic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/>
    </style:style>
    <style:style style:name="ce11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automatic" fo:background-color="transparen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0.2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5" table:number-rows-spanned="1" table:style-name="ce2">
            <text:p>Plantilla Petición de Cambios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3" table:number-rows-spanned="1" table:style-name="ce3">
            <text:p>ID:<text:s/></text:p>
          </table:table-cell>
          <table:covered-table-cell table:number-columns-repeated="2"/>
          <table:table-cell office:value-type="string" table:number-columns-spanned="2" table:number-rows-spanned="1" table:style-name="ce3">
            <text:p>Fecha:<text:s/>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Nombre Completo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Correo electrónico: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5">
            <text:p>Descripción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1" table:number-rows-spanned="5" table:style-name="ce10"/>
          <table:table-cell table:number-columns-spanned="3" table:number-rows-spanned="1" table:style-name="ce4"/>
          <table:covered-table-cell table:number-columns-repeated="2"/>
          <table:table-cell table:number-columns-spanned="1" table:number-rows-spanned="5" table:style-name="ce11"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2">
          <table:table-cell/>
          <table:table-cell table:number-columns-spanned="5" table:number-rows-spanned="1" table:style-name="ce12"/>
          <table:covered-table-cell table:number-columns-repeated="4"/>
          <table:table-cell table:number-columns-repeated="16378"/>
        </table:table-row>
        <table:table-row table:style-name="ro3">
          <table:table-cell/>
          <table:table-cell table:number-columns-spanned="5" table:number-rows-spanned="1" table:style-name="ce9"/>
          <table:covered-table-cell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5" table:number-rows-spanned="1" table:style-name="ce2">
            <text:p>Plantilla Registro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3" table:number-rows-spanned="1" table:style-name="ce3">
            <text:p>ID:<text:s/></text:p>
          </table:table-cell>
          <table:covered-table-cell table:number-columns-repeated="2"/>
          <table:table-cell office:value-type="string" table:number-columns-spanned="2" table:number-rows-spanned="1" table:style-name="ce3">
            <text:p>Fecha:<text:s/>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Nombre Completo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Correo electrónico: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5">
            <text:p>Descripción:<text:s/>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number-columns-spanned="1" table:number-rows-spanned="5" table:style-name="ce10"/>
          <table:table-cell table:number-columns-spanned="3" table:number-rows-spanned="1" table:style-name="ce4"/>
          <table:covered-table-cell table:number-columns-repeated="2"/>
          <table:table-cell table:number-columns-spanned="1" table:number-rows-spanned="5" table:style-name="ce11"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covered-table-cell/>
          <table:table-cell table:number-columns-spanned="3" table:number-rows-spanned="1" table:style-name="ce4"/>
          <table:covered-table-cell table:number-columns-repeated="2"/>
          <table:covered-table-cell/>
          <table:table-cell table:number-columns-repeated="16378"/>
        </table:table-row>
        <table:table-row table:style-name="ro1">
          <table:table-cell/>
          <table:table-cell table:number-columns-spanned="5" table:number-rows-spanned="1" table:style-name="ce12"/>
          <table:covered-table-cell table:number-columns-repeated="4"/>
          <table:table-cell table:number-columns-repeated="16378"/>
        </table:table-row>
        <table:table-row table:style-name="ro1">
          <table:table-cell/>
          <table:table-cell office:value-type="string" table:number-columns-spanned="5" table:number-rows-spanned="1" table:style-name="ce4">
            <text:p>Estado: Pendiente de aceptación</text:p>
          </table:table-cell>
          <table:covered-table-cell table:number-columns-repeated="4"/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dc:description/>
    <dc:subject/>
    <meta:initial-creator>fernández martínez pablo</meta:initial-creator>
    <dc:creator>corral pazos david</dc:creator>
    <meta:creation-date>2024-01-30T15:27:30Z</meta:creation-date>
    <dc:date>2024-02-11T21:34:12Z</dc:date>
  </office:meta>
</office:document-meta>
</file>